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7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ff9900"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keep-with-next="auto"/>
      <style:text-properties fo:color="#ff9900" style:font-name="Calibri" fo:font-size="12pt" style:font-name-asian="Calibri1" style:font-size-asian="12pt" style:font-name-complex="Calibri1" style:font-size-complex="12pt"/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keep-with-next="auto"/>
      <style:text-properties fo:color="#0000ff"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Standard" style:list-style-name="WWNum2">
      <style:paragraph-properties fo:margin-left="2.54cm" fo:margin-right="0cm" fo:margin-top="0cm" fo:margin-bottom="0cm" loext:contextual-spacing="true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4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fo:color="#ff9900"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 style:list-style-name="WWNum2">
      <style:paragraph-properties fo:margin-left="2.54cm" fo:margin-right="0cm" fo:margin-top="0cm" fo:margin-bottom="0cm" loext:contextual-spacing="true" fo:text-indent="-0.635cm" style:auto-text-indent="false"/>
      <style:text-properties fo:color="#ff9900"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 style:list-style-name="WWNum2">
      <style:paragraph-properties fo:margin-left="2.54cm" fo:margin-right="0cm" fo:margin-top="0cm" fo:margin-bottom="0cm" loext:contextual-spacing="true" fo:text-indent="-0.635cm" style:auto-text-indent="false"/>
      <style:text-properties fo:color="#0000ff" style:font-name="Calibri" fo:font-size="12pt" style:font-name-asian="Calibri1" style:font-size-asian="12pt" style:font-name-complex="Calibri1" style:font-size-complex="12pt"/>
    </style:style>
    <style:style style:name="P17" style:family="paragraph" style:parent-style-name="Standard" style:list-style-name="WWNum2">
      <style:paragraph-properties fo:margin-left="2.54cm" fo:margin-right="0cm" fo:margin-top="0cm" fo:margin-bottom="0cm" loext:contextual-spacing="true" fo:text-indent="-0.635cm" style:auto-text-indent="false"/>
      <style:text-properties fo:color="#3333ff"/>
    </style:style>
    <style:style style:name="P18" style:family="paragraph" style:parent-style-name="Standard" style:list-style-name="WWNum2">
      <style:paragraph-properties fo:margin-left="2.54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keep-with-next="auto"/>
      <style:text-properties fo:color="#0000ff" style:font-name="Calibri" fo:font-size="12pt" style:font-name-asian="Calibri1" style:font-size-asian="12pt" style:font-name-complex="Calibri1" style:font-size-complex="12pt"/>
    </style:style>
    <style:style style:name="P19" style:family="paragraph" style:parent-style-name="Standard" style:list-style-name="WWNum1">
      <style:paragraph-properties fo:margin-left="3.81cm" fo:margin-right="0cm" fo:margin-top="0cm" fo:margin-bottom="0cm" loext:contextual-spacing="true" fo:text-indent="-0.635cm" style:auto-text-indent="false"/>
      <style:text-properties fo:color="#ff9900"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Standard" style:list-style-name="WWNum2">
      <style:paragraph-properties fo:margin-left="3.81cm" fo:margin-right="0cm" fo:margin-top="0cm" fo:margin-bottom="0cm" loext:contextual-spacing="true" fo:text-indent="-0.635cm" style:auto-text-indent="false"/>
      <style:text-properties fo:color="#ff9900" style:font-name="Calibri" fo:font-size="12pt" style:font-name-asian="Calibri1" style:font-size-asian="12pt" style:font-name-complex="Calibri1" style:font-size-complex="12pt"/>
    </style:style>
    <style:style style:name="P21" style:family="paragraph" style:parent-style-name="Standard" style:list-style-name="WWNum2">
      <style:paragraph-properties fo:margin-left="3.81cm" fo:margin-right="0cm" fo:margin-top="0cm" fo:margin-bottom="0cm" loext:contextual-spacing="true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2" style:family="paragraph" style:parent-style-name="Standard" style:list-style-name="WWNum2">
      <style:paragraph-properties fo:margin-left="3.81cm" fo:margin-right="0cm" fo:margin-top="0cm" fo:margin-bottom="0cm" loext:contextual-spacing="true" fo:text-indent="-0.635cm" style:auto-text-indent="false"/>
      <style:text-properties fo:color="#0000ff" style:font-name="Calibri" fo:font-size="12pt" style:font-name-asian="Calibri1" style:font-size-asian="12pt" style:font-name-complex="Calibri1" style:font-size-complex="12pt"/>
    </style:style>
    <style:style style:name="P23" style:family="paragraph" style:parent-style-name="Standard" style:list-style-name="WWNum2">
      <style:paragraph-properties fo:margin-left="5.08cm" fo:margin-right="0cm" fo:margin-top="0cm" fo:margin-bottom="0cm" loext:contextual-spacing="true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4" style:family="text">
      <style:text-properties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T5" style:family="text">
      <style:text-properties fo:color="#0000ff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fo:color="#0000ff"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ff9900" style:font-name="Calibri" fo:font-size="12pt" style:font-name-asian="Calibri1" style:font-size-asian="12pt" style:font-name-complex="Calibri1" style:font-size-complex="12pt"/>
    </style:style>
    <style:style style:name="T8" style:family="text">
      <style:text-properties fo:color="#ff99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9" style:family="text">
      <style:text-properties officeooo:rsid="0013bb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une di xxxxxxxx</text:p>
      <text:p text:style-name="P2"/>
      <text:p text:style-name="P3"><text:span text:style-name="T1">OGGETTO</text:span><text:span text:style-name="T2">: mappatura e censimento pubblica illuminazione (stato dell'arte); procedura ideata, collaudata e consolidata in funzione del tempo e di due tecnici. (</text:span><text:span text:style-name="T3">massimo numero di pill censiti in un giorno: circa 200 - dipende molto dalla dispersione dei pill</text:span><text:span text:style-name="T2">)</text:span></text:p>
      <text:p text:style-name="P2"/>
      <text:p text:style-name="P1"><text:span text:style-name="T4">tecnico responsabile</text:span><text:span text:style-name="T2">: </text:span><text:span text:style-name="T5">Salvatore</text:span><text:span text:style-name="T2"> (Auto, digitale e distanziometro laser);</text:span></text:p>
      <text:p text:style-name="P1"><text:span text:style-name="T4">tecnico ausiliario:</text:span><text:span text:style-name="T2"> </text:span><text:span text:style-name="T7">Mariateresa </text:span><text:span text:style-name="T2">(tablet con Qfield);</text:span></text:p>
      <text:p text:style-name="P2"/>
      <text:list xml:id="list5616774568644900277" text:style-name="WWNum1">
        <text:list-item>
          <text:p text:style-name="P5">Lavoro preliminare:</text:p>
          <text:list>
            <text:list-item>
              <text:p text:style-name="P12">download:</text:p>
              <text:list>
                <text:list-item>
                  <text:p text:style-name="P19">limiti amministrativi Comune;</text:p>
                </text:list-item>
                <text:list-item>
                  <text:p text:style-name="P19">grafo stradale, filtro;</text:p>
                </text:list-item>
                <text:list-item>
                  <text:p text:style-name="P19">dwg/dxf 2k/10k, pulitura;</text:p>
                </text:list-item>
              </text:list>
            </text:list-item>
            <text:list-item>
              <text:p text:style-name="P11"><text:span text:style-name="T7">mappatura dei pill in GE; (fase impegnativa e necessaria per velocizzare rilievo sul campo - novità introdotta da Mariateresa: rapida classificazione pill, utile!?!) </text:span><text:span text:style-name="T8">media: 30 pill/ora</text:span><text:span text:style-name="T7">;</text:span></text:p>
            </text:list-item>
            <text:list-item>
              <text:p text:style-name="P14">percorsi google car - novità introdotta da Mariateresa - utile!?!;</text:p>
            </text:list-item>
            <text:list-item>
              <text:p text:style-name="P14">esportare mappatura in kml;</text:p>
            </text:list-item>
          </text:list>
        </text:list-item>
      </text:list>
      <text:list xml:id="list5666905833370499769" text:style-name="WWNum2">
        <text:list-item>
          <text:p text:style-name="P7"><text:span text:style-name="T6">creare database spatialite (github)</text:span><text:span text:style-name="T2"> e </text:span><text:span text:style-name="T7">popolarlo con i pill</text:span><text:span text:style-name="T2"> (coordinate della mappatura e classificazione pill);</text:span></text:p>
          <text:list>
            <text:list-item>
              <text:p text:style-name="P16">vettore pti_pill;</text:p>
            </text:list-item>
            <text:list-item>
              <text:p text:style-name="P16">vettore pti_quadri;</text:p>
            </text:list-item>
            <text:list-item>
              <text:p text:style-name="P17"><text:span text:style-name="T2">vettore plg_area_quadri;</text:span></text:p>
            </text:list-item>
            <text:list-item>
              <text:p text:style-name="P15">vettore pti_fraz_loc;</text:p>
            </text:list-item>
            <text:list-item>
              <text:p text:style-name="P15">vettore grafo_stradale - prima pulitura;</text:p>
            </text:list-item>
            <text:list-item>
              <text:p text:style-name="P15">importare DXF pulito 2k / 10k;</text:p>
            </text:list-item>
          </text:list>
        </text:list-item>
        <text:list-item>
          <text:p text:style-name="P8">creare un progetto QGIS (percorsi relativi), settarlo per uso tablet con Qfield;</text:p>
        </text:list-item>
        <text:list-item>
          <text:p text:style-name="P7"><text:span text:style-name="T2">sopralluoghi (</text:span><text:span text:style-name="T1">assieme; fase più lunga e impegnativa, anche 12 ore al giorno - media 30 pill/ora - dipende molto dalla dispersione dei pill</text:span><text:span text:style-name="T2">):</text:span></text:p>
          <text:list>
            <text:list-item>
              <text:p text:style-name="P13">inizio ore 8:00 </text:p>
            </text:list-item>
            <text:list-item>
              <text:p text:style-name="P13">verifica mappatura e censimento dati:</text:p>
              <text:list>
                <text:list-item>
                  <text:p text:style-name="P21">dati acquisiti in esterno:</text:p>
                  <text:list>
                    <text:list-item>
                      <text:p text:style-name="P23">due foto: complessiva e di dettaglio;</text:p>
                    </text:list-item>
                    <text:list-item>
                      <text:p text:style-name="P23">altezza punto luce con distanziometro laser;</text:p>
                    </text:list-item>
                    <text:list-item>
                      <text:p text:style-name="P23">lunghezza sbraccio con distanziometro laser;</text:p>
                    </text:list-item>
                    <text:list-item>
                      <text:p text:style-name="P23">lettura tipo e potenza lampada (se visibile);</text:p>
                    </text:list-item>
                    <text:list-item>
                      <text:p text:style-name="P23">altri info;</text:p>
                    </text:list-item>
                  </text:list>
                </text:list-item>
              </text:list>
            </text:list-item>
            <text:list-item>
              <text:p text:style-name="P13">fine ore 16:00/19:00 (dipende dalla stagione);</text:p>
            </text:list-item>
          </text:list>
        </text:list-item>
        <text:list-item>
          <text:p text:style-name="P6">a fine giornata (anche dopo 12 ore di rilievo in situ):</text:p>
          <text:list>
            <text:list-item>
              <text:p text:style-name="P16">scaricare foto, girarle e organizzarle in cartelle;</text:p>
            </text:list-item>
            <text:list-item>
              <text:p text:style-name="P16">creare screenshot per tipologia armature;</text:p>
            </text:list-item>
            <text:list-item>
              <text:p text:style-name="P15">scaricare database dal tablet ed importare i dati nel db principale;</text:p>
            </text:list-item>
            <text:list-item>
              <text:p text:style-name="P13">popolare database principale con:</text:p>
              <text:list>
                <text:list-item>
                  <text:p text:style-name="P20">le due foto (complessiva e dettaglio) con percorso relativo;</text:p>
                </text:list-item>
                <text:list-item>
                  <text:p text:style-name="P20"><text:soft-page-break/>compilare tutti gli altri campi, dati deducibili dalle foto o dalle note prese in situ (tranne tipo lampada e potenza da fare a fine censimento quadri);</text:p>
                </text:list-item>
              </text:list>
            </text:list-item>
            <text:list-item>
              <text:p text:style-name="P16">nel frattempo - fissare appuntamento con tecnici/operai comunali per rilievo quadri;</text:p>
            </text:list-item>
          </text:list>
        </text:list-item>
        <text:list-item>
          <text:p text:style-name="P7"><text:span text:style-name="T2">a fine censimento pill (</text:span><text:span text:style-name="T1">assieme</text:span><text:span text:style-name="T2">):</text:span></text:p>
          <text:list>
            <text:list-item>
              <text:p text:style-name="P13">rilievo pti quadri e aree quadri con i tecnici/operai comunali (fase che non dipenda da noi e puo' far perdere molto tempo);</text:p>
            </text:list-item>
            <text:list-item>
              <text:p text:style-name="P16">acquisire dati su tipologia e potenza lampade;</text:p>
            </text:list-item>
            <text:list-item>
              <text:p text:style-name="P16">chiedere info sui quadri (carichi esogeni, temporizzatori; regolatore di flusso; 5°filo Enel; ecc...);</text:p>
            </text:list-item>
            <text:list-item>
              <text:p text:style-name="P15">disegnare pti quadri e inserire dati necessari;</text:p>
            </text:list-item>
            <text:list-item>
              <text:p text:style-name="P15">disegnare aree quadri e inserire dati necessari;</text:p>
            </text:list-item>
            <text:list-item>
              <text:p text:style-name="P16">tre foto: quadro, fornitura e segnale (da cellulare);</text:p>
            </text:list-item>
            <text:list-item>
              <text:p text:style-name="P16">scaricare foto, girarle e organizzarle in cartelle;</text:p>
            </text:list-item>
            <text:list-item>
              <text:p text:style-name="P15">rinominare screenshot segnale;</text:p>
            </text:list-item>
            <text:list-item>
              <text:p text:style-name="P16">creare un file word con annotate tutte le info strane sulla PI;</text:p>
            </text:list-item>
            <text:list-item>
              <text:p text:style-name="P16">popolare campi: tipo lampada e potenza;</text:p>
            </text:list-item>
            <text:list-item>
              <text:p text:style-name="P16">creare nel db la tabella armature e popolarla;</text:p>
            </text:list-item>
            <text:list-item>
              <text:p text:style-name="P16">creare relazioni per tabella armature;</text:p>
            </text:list-item>
          </text:list>
        </text:list-item>
        <text:list-item>
          <text:p text:style-name="P6">a fine censimento quadri- consegna dati:</text:p>
          <text:list>
            <text:list-item>
              <text:p text:style-name="P16">ricontrollare tutti i dati del database per evitare errori grossolani;</text:p>
            </text:list-item>
            <text:list-item>
              <text:p text:style-name="P16">pulitura grafo stradale e popolamento <text:span text:style-name="T9">campo</text:span> sulla velocità media;</text:p>
            </text:list-item>
            <text:list-item>
              <text:p text:style-name="P16">creare le query per associare nome via ai pill e quadri;</text:p>
            </text:list-item>
            <text:list-item>
              <text:p text:style-name="P16">esportare in csv: pill, quadri e grafo stradale;</text:p>
            </text:list-item>
            <text:list-item>
              <text:p text:style-name="P16">popolare foglio excel in GDrive per consegna lavoro:</text:p>
              <text:list>
                <text:list-item>
                  <text:p text:style-name="P22">classificazione illuminotecnica delle strade;</text:p>
                </text:list-item>
                <text:list-item>
                  <text:p text:style-name="P22">pill;</text:p>
                </text:list-item>
                <text:list-item>
                  <text:p text:style-name="P22">quadri;</text:p>
                </text:list-item>
              </text:list>
            </text:list-item>
            <text:list-item>
              <text:p text:style-name="P16">creare csv coordinate per pill e quadri;</text:p>
            </text:list-item>
            <text:list-item>
              <text:p text:style-name="P16">creare atlas per tipologia sostegno;</text:p>
            </text:list-item>
            <text:list-item>
              <text:p text:style-name="P16">creare cartella con nro foto armature;</text:p>
            </text:list-item>
            <text:list-item>
              <text:p text:style-name="P16">creare cartella con foto quadri e rinominarli;</text:p>
            </text:list-item>
            <text:list-item>
              <text:p text:style-name="P18">creare prima dxf con i punti luce, quadri e aree quadri e successivamente dwg con legenda;</text:p>
            </text:list-item>
          </text:list>
        </text:list-item>
        <text:list-item>
          <text:p text:style-name="P9">creare atlas per pill-armature;</text:p>
        </text:list-item>
        <text:list-item>
          <text:p text:style-name="P10">creare query per totale pill e totale potenza per ogni quadro;</text:p>
        </text:list-item>
        <text:list-item>
          <text:p text:style-name="P9">creare atlas pill-quadri</text:p>
        </text:list-item>
        <text:list-item>
          <text:p text:style-name="P9">creare relazione per atl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dc:date>2017-04-18T13:19:01.773000000</dc:date>
    <dc:creator>Salvatore Fiandaca</dc:creator>
    <meta:editing-duration>PT5M14S</meta:editing-duration>
    <meta:editing-cycles>1</meta:editing-cycles>
    <meta:document-statistic meta:table-count="0" meta:image-count="0" meta:object-count="0" meta:page-count="2" meta:paragraph-count="69" meta:word-count="600" meta:character-count="3742" meta:non-whitespace-character-count="3275"/>
  </office:meta>
</office:document-meta>
</file>